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11bd8" officeooo:paragraph-rsid="00211bd8"/>
    </style:style>
    <style:style style:name="P2" style:family="paragraph" style:parent-style-name="Text_20_body">
      <style:text-properties officeooo:paragraph-rsid="00231cb0"/>
    </style:style>
    <style:style style:name="P3" style:family="paragraph" style:parent-style-name="Heading_20_1">
      <style:text-properties officeooo:rsid="00200ad9" officeooo:paragraph-rsid="00200ad9"/>
    </style:style>
    <style:style style:name="P4" style:family="paragraph" style:parent-style-name="Heading_20_2">
      <style:text-properties officeooo:rsid="00200ad9" officeooo:paragraph-rsid="00200ad9"/>
    </style:style>
    <style:style style:name="T1" style:family="text">
      <style:text-properties officeooo:rsid="0022c9a0"/>
    </style:style>
    <style:style style:name="T2" style:family="text">
      <style:text-properties fo:font-style="italic" officeooo:rsid="0022c9a0" style:font-style-asian="italic" style:font-style-complex="italic"/>
    </style:style>
    <style:style style:name="T3" style:family="text">
      <style:text-properties style:text-position="super 58%" fo:font-style="italic" officeooo:rsid="0022c9a0" style:font-style-asian="italic" style:font-style-complex="italic"/>
    </style:style>
    <style:style style:name="T4" style:family="text">
      <style:text-properties fo:font-style="normal" officeooo:rsid="0022c9a0" style:font-style-asian="normal" style:font-style-complex="normal"/>
    </style:style>
    <style:style style:name="T5" style:family="text">
      <style:text-properties fo:font-style="normal" officeooo:rsid="00231cb0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xercise <text:span text:style-name="T1">3</text:span></text:h>
      <text:h text:style-name="P4" text:outline-level="2">Orientation test in 2.<text:span text:style-name="T1">5</text:span>D <text:span text:style-name="T1">and circle-point classification</text:span></text:h>
      <text:p text:style-name="P2"><text:tab/>I use the procedure explained in class <text:span text:style-name="T1">for determining the relative position of a point with respect to a circle.</text:span></text:p>
      <text:p text:style-name="P2"><text:span text:style-name="T1"><text:tab/>It consists of projecting the points to a paraboloid whose equation is </text:span><text:span text:style-name="T2">z=x</text:span><text:span text:style-name="T3">2</text:span><text:span text:style-name="T2"> + y</text:span><text:span text:style-name="T3">2</text:span><text:span text:style-name="T4">, finding the plane that the projections of the points defining the circle </text:span><text:span text:style-name="T5">make</text:span><text:span text:style-name="T4"> and checking whether the querying point is over the plane (outside), in the plane (boundary) or under the plane (insid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1bd8" officeooo:paragraph-rsid="00211bd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ssio Linares Bernardini<text:tab/><text:tab/>Computational Geomet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Linares</meta:initial-creator>
    <meta:creation-date>2016-01-08T10:24:32.346935424</meta:creation-date>
    <meta:generator>LibreOffice/5.0.2.2$Linux_X86_64 LibreOffice_project/00m0$Build-2</meta:generator>
    <dc:date>2016-01-10T18:32:24.995970143</dc:date>
    <dc:creator>Alessio Linares</dc:creator>
    <meta:editing-duration>PT22M54S</meta:editing-duration>
    <meta:editing-cycles>4</meta:editing-cycles>
    <meta:document-statistic meta:table-count="0" meta:image-count="0" meta:object-count="0" meta:page-count="1" meta:paragraph-count="5" meta:word-count="82" meta:character-count="512" meta:non-whitespace-character-count="432"/>
  </office:meta>
</office:document-meta>
</file>